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officeooo:rsid="0012281d" officeooo:paragraph-rsid="0012281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2281d" officeooo:paragraph-rsid="0012281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y Nezin</text:p>
      <text:p text:style-name="P2"><text:span text:style-name="T1">Write about a time you were managed.</text:span></text:p>
      <text:p text:style-name="P1"><text:span text:style-name="T1"><text:tab/></text:span>In the summer of 2017 I interned at MIT Lincoln Laboratory. <text:s/>The lab is relatively small, consisting of about 5,000 staff. <text:s/>As a result, the organizational chart is fairly straightforward. <text:s/>Technically speaking, the lab is run by MIT. <text:s/>While they have the authority in running the lab, they do not intervene much and the connection is not very strong. <text:s/>Still, the president, provost, and vice president for research at MIT are at the top of the chart for Lincoln Laboratory. <text:s/>The next tier has three very high level managers, the directory, associate director, and assistant director for operations. <text:s/>During my time at the lab, I was able to speak directly to Director Eric Evans and he gave a talk about his early experiences at the lab. <text:s/>He was originally an engineer and quite involved with technical experiments. <text:s/>The next level of the chart contains the chief technology officer, excutive officer, assistant to director, safety &amp; program support, communications and community outreach, and capital projects. <text:s/>Next, the managers are broken up into 8 equal divisions (Numbered 3-10) by technical specialty. <text:s/>Each division is further divided into some number of groups again by technical specialty. <text:s/>Each division and group has a leader and assistant leader, as well as a few other support staff, followed by many scientists and engineers who would be considered the bottom of the chart. <text:s/>All the way past the bottom of the chart, you have the interns who are each supervised, or mentored by a staff member. <text:s/>I was supervised by Robert Morrison of Group 2, Division 9.</text:p>
      <text:p text:style-name="P1"/>
      <text:p text:style-name="P1"><text:tab/>The lab is very scientific and experimental in nature. <text:s/>Long term plans would probably be considered on the order of 5 years and would consist of something like completing a large project such as building a new satellite or developing a prototype for a new technology. <text:s/>Short term plans take place on the order of a few months and consist of, for example, running experiments and building small scale prototypes for a new technology. <text:s/>That being said, it is a complex system and the time scale for a project depends greatly on the type of technology. <text:s/>I was working on a radar project which had already <text:soft-page-break/>seen a lot of development for a year or two before my arrival and I suspect will continue for a few more years. <text:s/>However one interesting part of the project was that it was planned by staff who were senior, but not managerial. <text:s/>Speaking with the group leader about that fact, he said it was useful to have staff who would seek out their own ideas and pursue them independently. <text:s/>This is probably much more common in experimental places like Lincoln Lab where the business is innovation and productive output is hard to measure.</text:p>
      <text:p text:style-name="P1"/>
      <text:p text:style-name="P1"><text:tab/>Finally to my own experiences with my direct supervisor, the one word that best describes it is hands off. <text:s/>At the beginning of the summer I was briefed on the problem that was being encountered and given a short tutorial on how the system we were using worked. <text:s/>My mentor passed along the code and my first task was to go through it and understand it. <text:s/>When I had finished that and had a handle on everything, I was to either fix or at least understand the cause of an issue he observed. <text:s/>We set up weekly meetings for me to report progress and findings. <text:s/>After I had resolved the specific issue the rest of my work was very open ended. <text:s/>My job now was basically to find, explore, or create different algorithms for the problem at hand. <text:s/>I independently designed experiments and coordinated their execution with other members of the group. <text:s/>I used the results of the experiments to modify my algorithms and so on. <text:s/>Every week we would discuss what I found and possible new directions to go in, but I was never really assigned a task until I had to make a final presentation. <text:s/>A couple weeks before the end of my time there, my mentor went through a performance review with me and also gave me to opportunity to provide him feedback. <text:s/>This is a simple implementation of a control scheme where both of our performances were measured so hopefully we could change something. <text:s/>Thankfully, it was all positive feedback in both directions. <text:s/>Ultimately, I believe the laid back style was more difficult than being told directly what to do, but more rewarding since I was able to exercise some creative freedom. <text:s/>From talking to other staff around the lab, I do not think this was an exception but rather the rule. <text:s/>When exploring new possibilities in technology I think this style of management is sup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4:29:32.809299576</meta:creation-date>
    <dc:date>2018-01-27T14:40:52.320022275</dc:date>
    <meta:editing-duration>PT19S</meta:editing-duration>
    <meta:editing-cycles>1</meta:editing-cycles>
    <meta:document-statistic meta:table-count="0" meta:image-count="0" meta:object-count="0" meta:page-count="2" meta:paragraph-count="5" meta:word-count="789" meta:character-count="4549" meta:non-whitespace-character-count="3726"/>
    <meta:generator>LibreOffice/5.1.6.2$Linux_X86_64 LibreOffice_project/10m0$Build-2</meta:generator>
  </office:meta>
</office:document-meta>
</file>